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8cm" svg:height="1.298cm" svg:x="1.989cm" svg:y="2.998cm" svg:viewBox="0 0 4781 1299" draw:points="0,1299 4781,1299 4781,0 0,0">
          <text:p/>
        </draw:polygon>
        <draw:polygon draw:style-name="gr2" draw:text-style-name="P2" draw:layer="layout" svg:width="5.228cm" svg:height="1.298cm" svg:x="6.769cm" svg:y="2.998cm" svg:viewBox="0 0 5229 1299" draw:points="0,1299 5229,1299 5229,0 0,0">
          <text:p/>
        </draw:polygon>
        <draw:polygon draw:style-name="gr2" draw:text-style-name="P2" draw:layer="layout" svg:width="3.994cm" svg:height="1.298cm" svg:x="11.997cm" svg:y="2.998cm" svg:viewBox="0 0 3995 1299" draw:points="0,1299 3995,1299 3995,0 0,0">
          <text:p/>
        </draw:polygon>
        <draw:polygon draw:style-name="gr2" draw:text-style-name="P2" draw:layer="layout" svg:width="2.977cm" svg:height="1.298cm" svg:x="15.991cm" svg:y="2.998cm" svg:viewBox="0 0 2978 1299" draw:points="0,1299 2978,1299 2978,0 0,0">
          <text:p/>
        </draw:polygon>
        <draw:polygon draw:style-name="gr1" draw:text-style-name="P1" draw:layer="layout" svg:width="4.78cm" svg:height="1.471cm" svg:x="1.989cm" svg:y="4.296cm" svg:viewBox="0 0 4781 1472" draw:points="0,1472 4781,1472 4781,0 0,0">
          <text:p/>
        </draw:polygon>
        <draw:polygon draw:style-name="gr1" draw:text-style-name="P1" draw:layer="layout" svg:width="5.228cm" svg:height="1.471cm" svg:x="6.769cm" svg:y="4.296cm" svg:viewBox="0 0 5229 1472" draw:points="0,1472 5229,1472 5229,0 0,0">
          <text:p/>
        </draw:polygon>
        <draw:polygon draw:style-name="gr1" draw:text-style-name="P1" draw:layer="layout" svg:width="3.994cm" svg:height="1.471cm" svg:x="11.997cm" svg:y="4.296cm" svg:viewBox="0 0 3995 1472" draw:points="0,1472 3995,1472 3995,0 0,0">
          <text:p/>
        </draw:polygon>
        <draw:polygon draw:style-name="gr1" draw:text-style-name="P1" draw:layer="layout" svg:width="2.977cm" svg:height="1.471cm" svg:x="15.991cm" svg:y="4.296cm" svg:viewBox="0 0 2978 1472" draw:points="0,1472 2978,1472 2978,0 0,0">
          <text:p/>
        </draw:polygon>
        <draw:polygon draw:style-name="gr1" draw:text-style-name="P1" draw:layer="layout" svg:width="4.78cm" svg:height="1.983cm" svg:x="1.989cm" svg:y="5.767cm" svg:viewBox="0 0 4781 1984" draw:points="0,1984 4781,1984 4781,0 0,0">
          <text:p/>
        </draw:polygon>
        <draw:polygon draw:style-name="gr1" draw:text-style-name="P1" draw:layer="layout" svg:width="5.228cm" svg:height="1.983cm" svg:x="6.769cm" svg:y="5.767cm" svg:viewBox="0 0 5229 1984" draw:points="0,1984 5229,1984 5229,0 0,0">
          <text:p/>
        </draw:polygon>
        <draw:polygon draw:style-name="gr1" draw:text-style-name="P1" draw:layer="layout" svg:width="3.994cm" svg:height="1.983cm" svg:x="11.997cm" svg:y="5.767cm" svg:viewBox="0 0 3995 1984" draw:points="0,1984 3995,1984 3995,0 0,0">
          <text:p/>
        </draw:polygon>
        <draw:polygon draw:style-name="gr1" draw:text-style-name="P1" draw:layer="layout" svg:width="2.977cm" svg:height="1.983cm" svg:x="15.991cm" svg:y="5.767cm" svg:viewBox="0 0 2978 1984" draw:points="0,1984 2978,1984 2978,0 0,0">
          <text:p/>
        </draw:polygon>
        <draw:polygon draw:style-name="gr1" draw:text-style-name="P1" draw:layer="layout" svg:width="4.78cm" svg:height="1.471cm" svg:x="1.989cm" svg:y="7.75cm" svg:viewBox="0 0 4781 1472" draw:points="0,1472 4781,1472 4781,0 0,0">
          <text:p/>
        </draw:polygon>
        <draw:polygon draw:style-name="gr1" draw:text-style-name="P1" draw:layer="layout" svg:width="5.228cm" svg:height="1.471cm" svg:x="6.769cm" svg:y="7.75cm" svg:viewBox="0 0 5229 1472" draw:points="0,1472 5229,1472 5229,0 0,0">
          <text:p/>
        </draw:polygon>
        <draw:polygon draw:style-name="gr1" draw:text-style-name="P1" draw:layer="layout" svg:width="3.994cm" svg:height="1.471cm" svg:x="11.997cm" svg:y="7.75cm" svg:viewBox="0 0 3995 1472" draw:points="0,1472 3995,1472 3995,0 0,0">
          <text:p/>
        </draw:polygon>
        <draw:polygon draw:style-name="gr1" draw:text-style-name="P1" draw:layer="layout" svg:width="2.977cm" svg:height="1.471cm" svg:x="15.991cm" svg:y="7.75cm" svg:viewBox="0 0 2978 1472" draw:points="0,1472 2978,1472 2978,0 0,0">
          <text:p/>
        </draw:polygon>
        <draw:polygon draw:style-name="gr1" draw:text-style-name="P1" draw:layer="layout" svg:width="4.78cm" svg:height="1.559cm" svg:x="1.989cm" svg:y="9.221cm" svg:viewBox="0 0 4781 1560" draw:points="0,1560 4781,1560 4781,0 0,0">
          <text:p/>
        </draw:polygon>
        <draw:polygon draw:style-name="gr1" draw:text-style-name="P1" draw:layer="layout" svg:width="5.228cm" svg:height="1.559cm" svg:x="6.769cm" svg:y="9.221cm" svg:viewBox="0 0 5229 1560" draw:points="0,1560 5229,1560 5229,0 0,0">
          <text:p/>
        </draw:polygon>
        <draw:polygon draw:style-name="gr1" draw:text-style-name="P1" draw:layer="layout" svg:width="3.994cm" svg:height="1.559cm" svg:x="11.997cm" svg:y="9.221cm" svg:viewBox="0 0 3995 1560" draw:points="0,1560 3995,1560 3995,0 0,0">
          <text:p/>
        </draw:polygon>
        <draw:polygon draw:style-name="gr1" draw:text-style-name="P1" draw:layer="layout" svg:width="2.977cm" svg:height="1.559cm" svg:x="15.991cm" svg:y="9.221cm" svg:viewBox="0 0 2978 1560" draw:points="0,1560 2978,1560 2978,0 0,0">
          <text:p/>
        </draw:polygon>
        <draw:polygon draw:style-name="gr1" draw:text-style-name="P1" draw:layer="layout" svg:width="4.78cm" svg:height="3.165cm" svg:x="1.989cm" svg:y="10.78cm" svg:viewBox="0 0 4781 3166" draw:points="0,3166 4781,3166 4781,0 0,0">
          <text:p/>
        </draw:polygon>
        <draw:polygon draw:style-name="gr1" draw:text-style-name="P1" draw:layer="layout" svg:width="5.228cm" svg:height="3.165cm" svg:x="6.769cm" svg:y="10.78cm" svg:viewBox="0 0 5229 3166" draw:points="0,3166 5229,3166 5229,0 0,0">
          <text:p/>
        </draw:polygon>
        <draw:polygon draw:style-name="gr1" draw:text-style-name="P1" draw:layer="layout" svg:width="3.994cm" svg:height="3.165cm" svg:x="11.997cm" svg:y="10.78cm" svg:viewBox="0 0 3995 3166" draw:points="0,3166 3995,3166 3995,0 0,0">
          <text:p/>
        </draw:polygon>
        <draw:polygon draw:style-name="gr1" draw:text-style-name="P1" draw:layer="layout" svg:width="2.977cm" svg:height="3.165cm" svg:x="15.991cm" svg:y="10.78cm" svg:viewBox="0 0 2978 3166" draw:points="0,3166 2978,3166 2978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8cm" svg:height="1.298cm" svg:x="1.989cm" svg:y="2.998cm" svg:viewBox="0 0 4781 1299" draw:points="0,1299 4781,1299 4781,0 0,0">
          <text:p/>
        </draw:polygon>
        <draw:polygon draw:style-name="gr2" draw:text-style-name="P2" draw:layer="layout" svg:width="5.228cm" svg:height="1.298cm" svg:x="6.769cm" svg:y="2.998cm" svg:viewBox="0 0 5229 1299" draw:points="0,1299 5229,1299 5229,0 0,0">
          <text:p/>
        </draw:polygon>
        <draw:polygon draw:style-name="gr2" draw:text-style-name="P2" draw:layer="layout" svg:width="3.994cm" svg:height="1.298cm" svg:x="11.997cm" svg:y="2.998cm" svg:viewBox="0 0 3995 1299" draw:points="0,1299 3995,1299 3995,0 0,0">
          <text:p/>
        </draw:polygon>
        <draw:polygon draw:style-name="gr2" draw:text-style-name="P2" draw:layer="layout" svg:width="2.977cm" svg:height="1.298cm" svg:x="15.991cm" svg:y="2.998cm" svg:viewBox="0 0 2978 1299" draw:points="0,1299 2978,1299 2978,0 0,0">
          <text:p/>
        </draw:polygon>
        <draw:polygon draw:style-name="gr1" draw:text-style-name="P1" draw:layer="layout" svg:width="4.78cm" svg:height="1.471cm" svg:x="1.989cm" svg:y="4.296cm" svg:viewBox="0 0 4781 1472" draw:points="0,1472 4781,1472 4781,0 0,0">
          <text:p/>
        </draw:polygon>
        <draw:polygon draw:style-name="gr1" draw:text-style-name="P1" draw:layer="layout" svg:width="5.228cm" svg:height="1.471cm" svg:x="6.769cm" svg:y="4.296cm" svg:viewBox="0 0 5229 1472" draw:points="0,1472 5229,1472 5229,0 0,0">
          <text:p/>
        </draw:polygon>
        <draw:polygon draw:style-name="gr1" draw:text-style-name="P1" draw:layer="layout" svg:width="3.994cm" svg:height="1.471cm" svg:x="11.997cm" svg:y="4.296cm" svg:viewBox="0 0 3995 1472" draw:points="0,1472 3995,1472 3995,0 0,0">
          <text:p/>
        </draw:polygon>
        <draw:polygon draw:style-name="gr1" draw:text-style-name="P1" draw:layer="layout" svg:width="2.977cm" svg:height="1.471cm" svg:x="15.991cm" svg:y="4.296cm" svg:viewBox="0 0 2978 1472" draw:points="0,1472 2978,1472 2978,0 0,0">
          <text:p/>
        </draw:polygon>
        <draw:polygon draw:style-name="gr1" draw:text-style-name="P1" draw:layer="layout" svg:width="4.78cm" svg:height="1.983cm" svg:x="1.989cm" svg:y="5.767cm" svg:viewBox="0 0 4781 1984" draw:points="0,1984 4781,1984 4781,0 0,0">
          <text:p/>
        </draw:polygon>
        <draw:polygon draw:style-name="gr1" draw:text-style-name="P1" draw:layer="layout" svg:width="5.228cm" svg:height="1.983cm" svg:x="6.769cm" svg:y="5.767cm" svg:viewBox="0 0 5229 1984" draw:points="0,1984 5229,1984 5229,0 0,0">
          <text:p/>
        </draw:polygon>
        <draw:polygon draw:style-name="gr1" draw:text-style-name="P1" draw:layer="layout" svg:width="3.994cm" svg:height="1.983cm" svg:x="11.997cm" svg:y="5.767cm" svg:viewBox="0 0 3995 1984" draw:points="0,1984 3995,1984 3995,0 0,0">
          <text:p/>
        </draw:polygon>
        <draw:polygon draw:style-name="gr1" draw:text-style-name="P1" draw:layer="layout" svg:width="2.977cm" svg:height="1.983cm" svg:x="15.991cm" svg:y="5.767cm" svg:viewBox="0 0 2978 1984" draw:points="0,1984 2978,1984 2978,0 0,0">
          <text:p/>
        </draw:polygon>
        <draw:polygon draw:style-name="gr1" draw:text-style-name="P1" draw:layer="layout" svg:width="4.78cm" svg:height="1.471cm" svg:x="1.989cm" svg:y="7.75cm" svg:viewBox="0 0 4781 1472" draw:points="0,1472 4781,1472 4781,0 0,0">
          <text:p/>
        </draw:polygon>
        <draw:polygon draw:style-name="gr1" draw:text-style-name="P1" draw:layer="layout" svg:width="5.228cm" svg:height="1.471cm" svg:x="6.769cm" svg:y="7.75cm" svg:viewBox="0 0 5229 1472" draw:points="0,1472 5229,1472 5229,0 0,0">
          <text:p/>
        </draw:polygon>
        <draw:polygon draw:style-name="gr1" draw:text-style-name="P1" draw:layer="layout" svg:width="3.994cm" svg:height="1.471cm" svg:x="11.997cm" svg:y="7.75cm" svg:viewBox="0 0 3995 1472" draw:points="0,1472 3995,1472 3995,0 0,0">
          <text:p/>
        </draw:polygon>
        <draw:polygon draw:style-name="gr1" draw:text-style-name="P1" draw:layer="layout" svg:width="2.977cm" svg:height="1.471cm" svg:x="15.991cm" svg:y="7.75cm" svg:viewBox="0 0 2978 1472" draw:points="0,1472 2978,1472 2978,0 0,0">
          <text:p/>
        </draw:polygon>
        <draw:polygon draw:style-name="gr1" draw:text-style-name="P1" draw:layer="layout" svg:width="4.78cm" svg:height="1.559cm" svg:x="1.989cm" svg:y="9.221cm" svg:viewBox="0 0 4781 1560" draw:points="0,1560 4781,1560 4781,0 0,0">
          <text:p/>
        </draw:polygon>
        <draw:polygon draw:style-name="gr1" draw:text-style-name="P1" draw:layer="layout" svg:width="5.228cm" svg:height="1.559cm" svg:x="6.769cm" svg:y="9.221cm" svg:viewBox="0 0 5229 1560" draw:points="0,1560 5229,1560 5229,0 0,0">
          <text:p/>
        </draw:polygon>
        <draw:polygon draw:style-name="gr1" draw:text-style-name="P1" draw:layer="layout" svg:width="3.994cm" svg:height="1.559cm" svg:x="11.997cm" svg:y="9.221cm" svg:viewBox="0 0 3995 1560" draw:points="0,1560 3995,1560 3995,0 0,0">
          <text:p/>
        </draw:polygon>
        <draw:polygon draw:style-name="gr1" draw:text-style-name="P1" draw:layer="layout" svg:width="2.977cm" svg:height="1.559cm" svg:x="15.991cm" svg:y="9.221cm" svg:viewBox="0 0 2978 1560" draw:points="0,1560 2978,1560 2978,0 0,0">
          <text:p/>
        </draw:polygon>
        <draw:polygon draw:style-name="gr1" draw:text-style-name="P1" draw:layer="layout" svg:width="4.78cm" svg:height="3.165cm" svg:x="1.989cm" svg:y="10.78cm" svg:viewBox="0 0 4781 3166" draw:points="0,3166 4781,3166 4781,0 0,0">
          <text:p/>
        </draw:polygon>
        <draw:polygon draw:style-name="gr1" draw:text-style-name="P1" draw:layer="layout" svg:width="5.228cm" svg:height="3.165cm" svg:x="6.769cm" svg:y="10.78cm" svg:viewBox="0 0 5229 3166" draw:points="0,3166 5229,3166 5229,0 0,0">
          <text:p/>
        </draw:polygon>
        <draw:polygon draw:style-name="gr1" draw:text-style-name="P1" draw:layer="layout" svg:width="3.994cm" svg:height="3.165cm" svg:x="11.997cm" svg:y="10.78cm" svg:viewBox="0 0 3995 3166" draw:points="0,3166 3995,3166 3995,0 0,0">
          <text:p/>
        </draw:polygon>
        <draw:polygon draw:style-name="gr1" draw:text-style-name="P1" draw:layer="layout" svg:width="2.977cm" svg:height="3.165cm" svg:x="15.991cm" svg:y="10.78cm" svg:viewBox="0 0 2978 3166" draw:points="0,3166 2978,3166 2978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935cm" svg:height="0.424cm" svg:x="2.074cm" svg:y="1.734cm">
          <draw:text-box>
            <text:p text:style-name="P5"><text:span text:style-name="T1">2016/06/13 – 2016/06/17</text:span></text:p>
          </draw:text-box>
        </draw:frame>
        <draw:polygon draw:style-name="gr4" draw:text-style-name="P4" draw:layer="layout" svg:width="4.79cm" svg:height="0.011cm" svg:x="1.986cm" svg:y="2.998cm" svg:viewBox="0 0 4791 12" draw:points="0,0 3,8 10,12 4781,12 4784,8 4791,0">
          <text:p/>
        </draw:polygon>
        <draw:polygon draw:style-name="gr4" draw:text-style-name="P4" draw:layer="layout" svg:width="5.239cm" svg:height="0.011cm" svg:x="6.766cm" svg:y="2.998cm" svg:viewBox="0 0 5240 12" draw:points="0,0 3,8 10,12 5229,12 5232,8 5240,0">
          <text:p/>
        </draw:polygon>
        <draw:polygon draw:style-name="gr4" draw:text-style-name="P4" draw:layer="layout" svg:width="4.004cm" svg:height="0.011cm" svg:x="11.994cm" svg:y="2.998cm" svg:viewBox="0 0 4005 12" draw:points="0,0 3,8 11,12 3994,12 3998,8 4005,0">
          <text:p/>
        </draw:polygon>
        <draw:polygon draw:style-name="gr4" draw:text-style-name="P4" draw:layer="layout" svg:width="2.988cm" svg:height="0.011cm" svg:x="15.987cm" svg:y="2.998cm" svg:viewBox="0 0 2989 12" draw:points="0,0 4,8 11,12 2979,12 2982,8 2989,0">
          <text:p/>
        </draw:polygon>
        <draw:polygon draw:style-name="gr4" draw:text-style-name="P4" draw:layer="layout" svg:width="4.78cm" svg:height="0.011cm" svg:x="1.989cm" svg:y="4.296cm" svg:viewBox="0 0 4781 12" draw:points="7,0 0,7 7,12 4778,12 4781,7 4778,0">
          <text:p/>
        </draw:polygon>
        <draw:polygon draw:style-name="gr4" draw:text-style-name="P4" draw:layer="layout" svg:width="5.228cm" svg:height="0.011cm" svg:x="6.769cm" svg:y="4.296cm" svg:viewBox="0 0 5229 12" draw:points="7,0 0,7 7,12 5226,12 5229,7 5226,0">
          <text:p/>
        </draw:polygon>
        <draw:polygon draw:style-name="gr4" draw:text-style-name="P4" draw:layer="layout" svg:width="3.994cm" svg:height="0.011cm" svg:x="11.997cm" svg:y="4.296cm" svg:viewBox="0 0 3995 12" draw:points="8,0 0,7 8,12 3991,12 3995,7 3991,0">
          <text:p/>
        </draw:polygon>
        <draw:polygon draw:style-name="gr4" draw:text-style-name="P4" draw:layer="layout" svg:width="2.977cm" svg:height="0.011cm" svg:x="15.991cm" svg:y="4.296cm" svg:viewBox="0 0 2978 12" draw:points="7,0 0,7 7,12 2975,12 2978,7 2975,0">
          <text:p/>
        </draw:polygon>
        <draw:polygon draw:style-name="gr4" draw:text-style-name="P4" draw:layer="layout" svg:width="4.78cm" svg:height="0.011cm" svg:x="1.989cm" svg:y="5.767cm" svg:viewBox="0 0 4781 12" draw:points="7,0 0,7 7,12 4778,12 4781,7 4778,0">
          <text:p/>
        </draw:polygon>
        <draw:polygon draw:style-name="gr4" draw:text-style-name="P4" draw:layer="layout" svg:width="5.228cm" svg:height="0.011cm" svg:x="6.769cm" svg:y="5.767cm" svg:viewBox="0 0 5229 12" draw:points="7,0 0,7 7,12 5226,12 5229,7 5226,0">
          <text:p/>
        </draw:polygon>
        <draw:polygon draw:style-name="gr4" draw:text-style-name="P4" draw:layer="layout" svg:width="3.994cm" svg:height="0.011cm" svg:x="11.997cm" svg:y="5.767cm" svg:viewBox="0 0 3995 12" draw:points="8,0 0,7 8,12 3991,12 3995,7 3991,0">
          <text:p/>
        </draw:polygon>
        <draw:polygon draw:style-name="gr4" draw:text-style-name="P4" draw:layer="layout" svg:width="2.977cm" svg:height="0.011cm" svg:x="15.991cm" svg:y="5.767cm" svg:viewBox="0 0 2978 12" draw:points="7,0 0,7 7,12 2975,12 2978,7 2975,0">
          <text:p/>
        </draw:polygon>
        <draw:polygon draw:style-name="gr4" draw:text-style-name="P4" draw:layer="layout" svg:width="4.78cm" svg:height="0.011cm" svg:x="1.989cm" svg:y="7.75cm" svg:viewBox="0 0 4781 12" draw:points="7,0 0,8 7,12 4778,12 4781,8 4778,0">
          <text:p/>
        </draw:polygon>
        <draw:polygon draw:style-name="gr4" draw:text-style-name="P4" draw:layer="layout" svg:width="5.228cm" svg:height="0.011cm" svg:x="6.769cm" svg:y="7.75cm" svg:viewBox="0 0 5229 12" draw:points="7,0 0,8 7,12 5226,12 5229,8 5226,0">
          <text:p/>
        </draw:polygon>
        <draw:polygon draw:style-name="gr4" draw:text-style-name="P4" draw:layer="layout" svg:width="3.994cm" svg:height="0.011cm" svg:x="11.997cm" svg:y="7.75cm" svg:viewBox="0 0 3995 12" draw:points="8,0 0,8 8,12 3991,12 3995,8 3991,0">
          <text:p/>
        </draw:polygon>
        <draw:polygon draw:style-name="gr4" draw:text-style-name="P4" draw:layer="layout" svg:width="2.977cm" svg:height="0.011cm" svg:x="15.991cm" svg:y="7.75cm" svg:viewBox="0 0 2978 12" draw:points="7,0 0,8 7,12 2975,12 2978,8 2975,0">
          <text:p/>
        </draw:polygon>
        <draw:polygon draw:style-name="gr4" draw:text-style-name="P4" draw:layer="layout" svg:width="4.78cm" svg:height="0.011cm" svg:x="1.989cm" svg:y="9.221cm" svg:viewBox="0 0 4781 12" draw:points="7,0 0,8 7,12 4778,12 4781,8 4778,0">
          <text:p/>
        </draw:polygon>
        <draw:polygon draw:style-name="gr4" draw:text-style-name="P4" draw:layer="layout" svg:width="5.228cm" svg:height="0.011cm" svg:x="6.769cm" svg:y="9.221cm" svg:viewBox="0 0 5229 12" draw:points="7,0 0,8 7,12 5226,12 5229,8 5226,0">
          <text:p/>
        </draw:polygon>
        <draw:polygon draw:style-name="gr4" draw:text-style-name="P4" draw:layer="layout" svg:width="3.994cm" svg:height="0.011cm" svg:x="11.997cm" svg:y="9.221cm" svg:viewBox="0 0 3995 12" draw:points="8,0 0,8 8,12 3991,12 3995,8 3991,0">
          <text:p/>
        </draw:polygon>
        <draw:polygon draw:style-name="gr4" draw:text-style-name="P4" draw:layer="layout" svg:width="2.977cm" svg:height="0.011cm" svg:x="15.991cm" svg:y="9.221cm" svg:viewBox="0 0 2978 12" draw:points="7,0 0,8 7,12 2975,12 2978,8 2975,0">
          <text:p/>
        </draw:polygon>
        <draw:polygon draw:style-name="gr4" draw:text-style-name="P4" draw:layer="layout" svg:width="4.78cm" svg:height="0.011cm" svg:x="1.989cm" svg:y="10.78cm" svg:viewBox="0 0 4781 12" draw:points="7,0 0,8 7,12 4778,12 4781,8 4778,0">
          <text:p/>
        </draw:polygon>
        <draw:polygon draw:style-name="gr4" draw:text-style-name="P4" draw:layer="layout" svg:width="5.228cm" svg:height="0.011cm" svg:x="6.769cm" svg:y="10.78cm" svg:viewBox="0 0 5229 12" draw:points="7,0 0,8 7,12 5226,12 5229,8 5226,0">
          <text:p/>
        </draw:polygon>
        <draw:polygon draw:style-name="gr4" draw:text-style-name="P4" draw:layer="layout" svg:width="3.994cm" svg:height="0.011cm" svg:x="11.997cm" svg:y="10.78cm" svg:viewBox="0 0 3995 12" draw:points="8,0 0,8 8,12 3991,12 3995,8 3991,0">
          <text:p/>
        </draw:polygon>
        <draw:polygon draw:style-name="gr4" draw:text-style-name="P4" draw:layer="layout" svg:width="2.977cm" svg:height="0.011cm" svg:x="15.991cm" svg:y="10.78cm" svg:viewBox="0 0 2978 12" draw:points="7,0 0,8 7,12 2975,12 2978,8 2975,0">
          <text:p/>
        </draw:polygon>
        <draw:polygon draw:style-name="gr4" draw:text-style-name="P4" draw:layer="layout" svg:width="4.79cm" svg:height="0.01cm" svg:x="1.986cm" svg:y="13.945cm" svg:viewBox="0 0 4791 11" draw:points="10,0 3,7 0,11 4791,11 4784,7 4781,0">
          <text:p/>
        </draw:polygon>
        <draw:polygon draw:style-name="gr4" draw:text-style-name="P4" draw:layer="layout" svg:width="5.239cm" svg:height="0.01cm" svg:x="6.766cm" svg:y="13.945cm" svg:viewBox="0 0 5240 11" draw:points="10,0 3,7 0,11 5240,11 5232,7 5229,0">
          <text:p/>
        </draw:polygon>
        <draw:polygon draw:style-name="gr4" draw:text-style-name="P4" draw:layer="layout" svg:width="4.004cm" svg:height="0.01cm" svg:x="11.994cm" svg:y="13.945cm" svg:viewBox="0 0 4005 11" draw:points="11,0 3,7 0,11 4005,11 3998,7 3994,0">
          <text:p/>
        </draw:polygon>
        <draw:polygon draw:style-name="gr4" draw:text-style-name="P4" draw:layer="layout" svg:width="2.988cm" svg:height="0.01cm" svg:x="15.987cm" svg:y="13.945cm" svg:viewBox="0 0 2989 11" draw:points="11,0 4,7 0,11 2989,11 2982,7 2979,0">
          <text:p/>
        </draw:polygon>
        <draw:polygon draw:style-name="gr4" draw:text-style-name="P4" draw:layer="layout" svg:width="0.01cm" svg:height="1.309cm" svg:x="1.986cm" svg:y="2.998cm" svg:viewBox="0 0 11 1310" draw:points="0,1310 3,1306 11,1299 11,11 3,7 0,0">
          <text:p/>
        </draw:polygon>
        <draw:polygon draw:style-name="gr4" draw:text-style-name="P4" draw:layer="layout" svg:width="0.01cm" svg:height="1.482cm" svg:x="1.986cm" svg:y="4.296cm" svg:viewBox="0 0 11 1483" draw:points="0,1483 3,1479 11,1472 11,11 3,7 0,0">
          <text:p/>
        </draw:polygon>
        <draw:polygon draw:style-name="gr4" draw:text-style-name="P4" draw:layer="layout" svg:width="0.01cm" svg:height="1.994cm" svg:x="1.986cm" svg:y="5.767cm" svg:viewBox="0 0 11 1995" draw:points="0,1995 3,1991 11,1984 11,11 3,7 0,0">
          <text:p/>
        </draw:polygon>
        <draw:polygon draw:style-name="gr4" draw:text-style-name="P4" draw:layer="layout" svg:width="0.01cm" svg:height="1.482cm" svg:x="1.986cm" svg:y="7.75cm" svg:viewBox="0 0 11 1483" draw:points="0,1483 3,1479 11,1472 11,11 3,7 0,0">
          <text:p/>
        </draw:polygon>
        <draw:polygon draw:style-name="gr4" draw:text-style-name="P4" draw:layer="layout" svg:width="0.01cm" svg:height="1.57cm" svg:x="1.986cm" svg:y="9.221cm" svg:viewBox="0 0 11 1571" draw:points="0,1571 3,1567 11,1560 11,11 3,7 0,0">
          <text:p/>
        </draw:polygon>
        <draw:polygon draw:style-name="gr4" draw:text-style-name="P4" draw:layer="layout" svg:width="0.01cm" svg:height="3.175cm" svg:x="1.986cm" svg:y="10.78cm" svg:viewBox="0 0 11 3176" draw:points="0,3176 3,3173 11,3166 11,11 3,7 0,0">
          <text:p/>
        </draw:polygon>
        <draw:polygon draw:style-name="gr4" draw:text-style-name="P4" draw:layer="layout" svg:width="0.01cm" svg:height="1.298cm" svg:x="6.766cm" svg:y="3.005cm" svg:viewBox="0 0 11 1299" draw:points="0,1292 3,1299 11,1292 11,4 3,0 0,4">
          <text:p/>
        </draw:polygon>
        <draw:polygon draw:style-name="gr4" draw:text-style-name="P4" draw:layer="layout" svg:width="0.01cm" svg:height="1.471cm" svg:x="6.766cm" svg:y="4.303cm" svg:viewBox="0 0 11 1472" draw:points="0,1465 3,1472 11,1465 11,4 3,0 0,4">
          <text:p/>
        </draw:polygon>
        <draw:polygon draw:style-name="gr4" draw:text-style-name="P4" draw:layer="layout" svg:width="0.01cm" svg:height="1.983cm" svg:x="6.766cm" svg:y="5.774cm" svg:viewBox="0 0 11 1984" draw:points="0,1977 3,1984 11,1977 11,4 3,0 0,4">
          <text:p/>
        </draw:polygon>
        <draw:polygon draw:style-name="gr4" draw:text-style-name="P4" draw:layer="layout" svg:width="0.01cm" svg:height="1.471cm" svg:x="6.766cm" svg:y="7.757cm" svg:viewBox="0 0 11 1472" draw:points="0,1465 3,1472 11,1465 11,4 3,0 0,4">
          <text:p/>
        </draw:polygon>
        <draw:polygon draw:style-name="gr4" draw:text-style-name="P4" draw:layer="layout" svg:width="0.01cm" svg:height="1.559cm" svg:x="6.766cm" svg:y="9.228cm" svg:viewBox="0 0 11 1560" draw:points="0,1553 3,1560 11,1553 11,4 3,0 0,4">
          <text:p/>
        </draw:polygon>
        <draw:polygon draw:style-name="gr4" draw:text-style-name="P4" draw:layer="layout" svg:width="0.01cm" svg:height="3.165cm" svg:x="6.766cm" svg:y="10.787cm" svg:viewBox="0 0 11 3166" draw:points="0,3159 3,3166 11,3159 11,4 3,0 0,4">
          <text:p/>
        </draw:polygon>
        <draw:polygon draw:style-name="gr4" draw:text-style-name="P4" draw:layer="layout" svg:width="0.012cm" svg:height="1.298cm" svg:x="11.994cm" svg:y="3.005cm" svg:viewBox="0 0 13 1299" draw:points="0,1292 4,1299 13,1292 13,4 4,0 0,4">
          <text:p/>
        </draw:polygon>
        <draw:polygon draw:style-name="gr4" draw:text-style-name="P4" draw:layer="layout" svg:width="0.012cm" svg:height="1.471cm" svg:x="11.994cm" svg:y="4.303cm" svg:viewBox="0 0 13 1472" draw:points="0,1465 4,1472 13,1465 13,4 4,0 0,4">
          <text:p/>
        </draw:polygon>
        <draw:polygon draw:style-name="gr4" draw:text-style-name="P4" draw:layer="layout" svg:width="0.012cm" svg:height="1.983cm" svg:x="11.994cm" svg:y="5.774cm" svg:viewBox="0 0 13 1984" draw:points="0,1977 4,1984 13,1977 13,4 4,0 0,4">
          <text:p/>
        </draw:polygon>
        <draw:polygon draw:style-name="gr4" draw:text-style-name="P4" draw:layer="layout" svg:width="0.012cm" svg:height="1.471cm" svg:x="11.994cm" svg:y="7.757cm" svg:viewBox="0 0 13 1472" draw:points="0,1465 4,1472 13,1465 13,4 4,0 0,4">
          <text:p/>
        </draw:polygon>
        <draw:polygon draw:style-name="gr4" draw:text-style-name="P4" draw:layer="layout" svg:width="0.012cm" svg:height="1.559cm" svg:x="11.994cm" svg:y="9.228cm" svg:viewBox="0 0 13 1560" draw:points="0,1553 4,1560 13,1553 13,4 4,0 0,4">
          <text:p/>
        </draw:polygon>
        <draw:polygon draw:style-name="gr4" draw:text-style-name="P4" draw:layer="layout" svg:width="0.012cm" svg:height="3.165cm" svg:x="11.994cm" svg:y="10.787cm" svg:viewBox="0 0 13 3166" draw:points="0,3159 4,3166 13,3159 13,4 4,0 0,4">
          <text:p/>
        </draw:polygon>
        <draw:polygon draw:style-name="gr4" draw:text-style-name="P4" draw:layer="layout" svg:width="0.011cm" svg:height="1.298cm" svg:x="15.987cm" svg:y="3.005cm" svg:viewBox="0 0 12 1299" draw:points="0,1292 4,1299 12,1292 12,4 4,0 0,4">
          <text:p/>
        </draw:polygon>
        <draw:polygon draw:style-name="gr4" draw:text-style-name="P4" draw:layer="layout" svg:width="0.011cm" svg:height="1.471cm" svg:x="15.987cm" svg:y="4.303cm" svg:viewBox="0 0 12 1472" draw:points="0,1465 4,1472 12,1465 12,4 4,0 0,4">
          <text:p/>
        </draw:polygon>
        <draw:polygon draw:style-name="gr4" draw:text-style-name="P4" draw:layer="layout" svg:width="0.011cm" svg:height="1.983cm" svg:x="15.987cm" svg:y="5.774cm" svg:viewBox="0 0 12 1984" draw:points="0,1977 4,1984 12,1977 12,4 4,0 0,4">
          <text:p/>
        </draw:polygon>
        <draw:polygon draw:style-name="gr4" draw:text-style-name="P4" draw:layer="layout" svg:width="0.011cm" svg:height="1.471cm" svg:x="15.987cm" svg:y="7.757cm" svg:viewBox="0 0 12 1472" draw:points="0,1465 4,1472 12,1465 12,4 4,0 0,4">
          <text:p/>
        </draw:polygon>
        <draw:polygon draw:style-name="gr4" draw:text-style-name="P4" draw:layer="layout" svg:width="0.011cm" svg:height="1.559cm" svg:x="15.987cm" svg:y="9.228cm" svg:viewBox="0 0 12 1560" draw:points="0,1553 4,1560 12,1553 12,4 4,0 0,4">
          <text:p/>
        </draw:polygon>
        <draw:polygon draw:style-name="gr4" draw:text-style-name="P4" draw:layer="layout" svg:width="0.011cm" svg:height="3.165cm" svg:x="15.987cm" svg:y="10.787cm" svg:viewBox="0 0 12 3166" draw:points="0,3159 4,3166 12,3159 12,4 4,0 0,4">
          <text:p/>
        </draw:polygon>
        <draw:polygon draw:style-name="gr4" draw:text-style-name="P4" draw:layer="layout" svg:width="0.01cm" svg:height="1.309cm" svg:x="18.965cm" svg:y="2.998cm" svg:viewBox="0 0 11 1310" draw:points="0,1299 3,1306 11,1310 11,0 3,7 0,11">
          <text:p/>
        </draw:polygon>
        <draw:polygon draw:style-name="gr4" draw:text-style-name="P4" draw:layer="layout" svg:width="0.01cm" svg:height="1.482cm" svg:x="18.965cm" svg:y="4.296cm" svg:viewBox="0 0 11 1483" draw:points="0,1472 3,1479 11,1483 11,0 3,7 0,11">
          <text:p/>
        </draw:polygon>
        <draw:polygon draw:style-name="gr4" draw:text-style-name="P4" draw:layer="layout" svg:width="0.01cm" svg:height="1.994cm" svg:x="18.965cm" svg:y="5.767cm" svg:viewBox="0 0 11 1995" draw:points="0,1984 3,1991 11,1995 11,0 3,7 0,11">
          <text:p/>
        </draw:polygon>
        <draw:polygon draw:style-name="gr4" draw:text-style-name="P4" draw:layer="layout" svg:width="0.01cm" svg:height="1.482cm" svg:x="18.965cm" svg:y="7.75cm" svg:viewBox="0 0 11 1483" draw:points="0,1472 3,1479 11,1483 11,0 3,7 0,11">
          <text:p/>
        </draw:polygon>
        <draw:polygon draw:style-name="gr4" draw:text-style-name="P4" draw:layer="layout" svg:width="0.01cm" svg:height="1.57cm" svg:x="18.965cm" svg:y="9.221cm" svg:viewBox="0 0 11 1571" draw:points="0,1560 3,1567 11,1571 11,0 3,7 0,11">
          <text:p/>
        </draw:polygon>
        <draw:polygon draw:style-name="gr4" draw:text-style-name="P4" draw:layer="layout" svg:width="0.01cm" svg:height="3.175cm" svg:x="18.965cm" svg:y="10.78cm" svg:viewBox="0 0 11 3176" draw:points="0,3166 3,3173 11,3176 11,0 3,7 0,11">
          <text:p/>
        </draw:polygon>
        <draw:frame draw:style-name="gr5" draw:text-style-name="P6" draw:layer="layout" svg:width="1.822cm" svg:height="0.424cm" svg:x="17.103cm" svg:y="1.734cm">
          <draw:text-box>
            <text:p text:style-name="P5"><text:span text:style-name="T1">KW 24 2016</text:span></text:p>
          </draw:text-box>
        </draw:frame>
        <draw:frame draw:style-name="gr5" draw:text-style-name="P6" draw:layer="layout" svg:width="0.595cm" svg:height="0.424cm" svg:x="4.078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23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07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52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95cm" svg:height="0.424cm" svg:x="2.649cm" svg:y="4.824cm">
          <draw:text-box>
            <text:p text:style-name="P5"><text:span text:style-name="T1">2016/06/13 – MONTAG</text:span></text:p>
          </draw:text-box>
        </draw:frame>
        <draw:frame draw:style-name="gr5" draw:text-style-name="P6" draw:layer="layout" svg:width="3.952cm" svg:height="0.424cm" svg:x="7.408cm" svg:y="4.824cm">
          <draw:text-box>
            <text:p text:style-name="P5"><text:span text:style-name="T2">CCNA Chapter bearbeitet.</text:span></text:p>
          </draw:text-box>
        </draw:frame>
        <draw:frame draw:style-name="gr5" draw:text-style-name="P6" draw:layer="layout" svg:width="1.827cm" svg:height="0.424cm" svg:x="13.074cm" svg:y="4.824cm">
          <draw:text-box>
            <text:p text:style-name="P5"><text:span text:style-name="T2">0826 – 1500</text:span></text:p>
          </draw:text-box>
        </draw:frame>
        <draw:frame draw:style-name="gr5" draw:text-style-name="P6" draw:layer="layout" svg:width="0.633cm" svg:height="0.424cm" svg:x="17.141cm" svg:y="4.824cm">
          <draw:text-box>
            <text:p text:style-name="P5"><text:span text:style-name="T2">HZB</text:span></text:p>
          </draw:text-box>
        </draw:frame>
        <draw:frame draw:style-name="gr5" draw:text-style-name="P6" draw:layer="layout" svg:width="3.706cm" svg:height="0.424cm" svg:x="2.547cm" svg:y="6.553cm">
          <draw:text-box>
            <text:p text:style-name="P5"><text:span text:style-name="T1">2016/06/14 – DIENSTAG</text:span></text:p>
          </draw:text-box>
        </draw:frame>
        <draw:frame draw:style-name="gr5" draw:text-style-name="P6" draw:layer="layout" svg:width="4.663cm" svg:height="0.424cm" svg:x="7.013cm" svg:y="6.341cm">
          <draw:text-box>
            <text:p text:style-name="P5"><text:span text:style-name="T2">CCNA Chapter und Final Exam</text:span></text:p>
          </draw:text-box>
        </draw:frame>
        <draw:frame draw:style-name="gr5" draw:text-style-name="P6" draw:layer="layout" svg:width="1.805cm" svg:height="0.424cm" svg:x="8.453cm" svg:y="6.765cm">
          <draw:text-box>
            <text:p text:style-name="P5"><text:span text:style-name="T2">bearbeitet. </text:span></text:p>
          </draw:text-box>
        </draw:frame>
        <draw:frame draw:style-name="gr5" draw:text-style-name="P6" draw:layer="layout" svg:width="1.81cm" svg:height="0.424cm" svg:x="13.081cm" svg:y="6.553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141cm" svg:y="6.553cm">
          <draw:text-box>
            <text:p text:style-name="P5"><text:span text:style-name="T2">HZB</text:span></text:p>
          </draw:text-box>
        </draw:frame>
        <draw:frame draw:style-name="gr5" draw:text-style-name="P6" draw:layer="layout" svg:width="3.888cm" svg:height="0.424cm" svg:x="2.452cm" svg:y="8.278cm">
          <draw:text-box>
            <text:p text:style-name="P5"><text:span text:style-name="T1">2016/06/15 – MITTWOCH</text:span></text:p>
          </draw:text-box>
        </draw:frame>
        <draw:frame draw:style-name="gr5" draw:text-style-name="P6" draw:layer="layout" svg:width="4.748cm" svg:height="0.424cm" svg:x="7.017cm" svg:y="8.278cm">
          <draw:text-box>
            <text:p text:style-name="P5"><text:span text:style-name="T2">Betrieblicher Außenaufenthalt</text:span></text:p>
          </draw:text-box>
        </draw:frame>
        <draw:frame draw:style-name="gr5" draw:text-style-name="P6" draw:layer="layout" svg:width="1.856cm" svg:height="0.424cm" svg:x="13.06cm" svg:y="8.278cm">
          <draw:text-box>
            <text:p text:style-name="P5"><text:span text:style-name="T2">0800 – 1500</text:span></text:p>
          </draw:text-box>
        </draw:frame>
        <draw:frame draw:style-name="gr5" draw:text-style-name="P6" draw:layer="layout" svg:width="0.633cm" svg:height="0.424cm" svg:x="17.141cm" svg:y="8.278cm">
          <draw:text-box>
            <text:p text:style-name="P5"><text:span text:style-name="T2">HZB</text:span></text:p>
          </draw:text-box>
        </draw:frame>
        <draw:frame draw:style-name="gr5" draw:text-style-name="P6" draw:layer="layout" svg:width="4.295cm" svg:height="0.424cm" svg:x="2.254cm" svg:y="9.795cm">
          <draw:text-box>
            <text:p text:style-name="P5"><text:span text:style-name="T1">2016/06/16 – DONNERSTAG</text:span></text:p>
          </draw:text-box>
        </draw:frame>
        <draw:frame draw:style-name="gr5" draw:text-style-name="P6" draw:layer="layout" svg:width="4.748cm" svg:height="0.424cm" svg:x="7.017cm" svg:y="9.795cm">
          <draw:text-box>
            <text:p text:style-name="P5"><text:span text:style-name="T2">Betrieblicher Außenaufenthalt</text:span></text:p>
          </draw:text-box>
        </draw:frame>
        <draw:frame draw:style-name="gr5" draw:text-style-name="P6" draw:layer="layout" svg:width="1.856cm" svg:height="0.424cm" svg:x="13.06cm" svg:y="9.795cm">
          <draw:text-box>
            <text:p text:style-name="P5"><text:span text:style-name="T2">0800 – 1500</text:span></text:p>
          </draw:text-box>
        </draw:frame>
        <draw:frame draw:style-name="gr5" draw:text-style-name="P6" draw:layer="layout" svg:width="0.633cm" svg:height="0.424cm" svg:x="17.141cm" svg:y="9.795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01cm" svg:height="0.424cm" svg:x="2.695cm" svg:y="12.155cm">
          <draw:text-box>
            <text:p text:style-name="P5"><text:span text:style-name="T1">2016/06/17 – FREITAG</text:span></text:p>
          </draw:text-box>
        </draw:frame>
        <draw:frame draw:style-name="gr5" draw:text-style-name="P6" draw:layer="layout" svg:width="3.194cm" svg:height="0.424cm" svg:x="7.758cm" svg:y="11.308cm">
          <draw:text-box>
            <text:p text:style-name="P5"><text:span text:style-name="T2">Einladungen für das</text:span></text:p>
          </draw:text-box>
        </draw:frame>
        <draw:frame draw:style-name="gr5" draw:text-style-name="P6" draw:layer="layout" svg:width="4.4cm" svg:height="0.424cm" svg:x="7.147cm" svg:y="11.732cm">
          <draw:text-box>
            <text:p text:style-name="P5"><text:span text:style-name="T2">Azubigrillen vorbereitet und</text:span></text:p>
          </draw:text-box>
        </draw:frame>
        <draw:frame draw:style-name="gr5" draw:text-style-name="P6" draw:layer="layout" svg:width="1.979cm" svg:height="0.424cm" svg:x="8.361cm" svg:y="12.155cm">
          <draw:text-box>
            <text:p text:style-name="P5"><text:span text:style-name="T2">abgeschickt.</text:span></text:p>
          </draw:text-box>
        </draw:frame>
        <draw:frame draw:style-name="gr5" draw:text-style-name="P6" draw:layer="layout" svg:width="4.845cm" svg:height="0.424cm" svg:x="6.925cm" svg:y="12.578cm">
          <draw:text-box>
            <text:p text:style-name="P5"><text:span text:style-name="T2">Skype for Business in Windows</text:span></text:p>
          </draw:text-box>
        </draw:frame>
        <draw:frame draw:style-name="gr5" draw:text-style-name="P6" draw:layer="layout" svg:width="4.612cm" svg:height="0.424cm" svg:x="7.041cm" svg:y="13.002cm">
          <draw:text-box>
            <text:p text:style-name="P5"><text:span text:style-name="T2">VM unter Linux Host getestet.</text:span></text:p>
          </draw:text-box>
        </draw:frame>
        <draw:frame draw:style-name="gr5" draw:text-style-name="P6" draw:layer="layout" svg:width="1.848cm" svg:height="0.424cm" svg:x="13.063cm" svg:y="12.155cm">
          <draw:text-box>
            <text:p text:style-name="P5"><text:span text:style-name="T2">0800 – 134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41cm" svg:y="12.155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6"/>
    <meta:generator>LibreOffice/5.2.3.3$Linux_X86_64 LibreOffice_project/20m0$Build-3</meta:generator>
  </office:meta>
</office:document-meta>
</file>